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277e5a" officeooo:paragraph-rsid="00277e5a"/>
    </style:style>
    <style:style style:name="P18" style:family="paragraph" style:parent-style-name="Standard">
      <style:text-properties officeooo:rsid="00277e5a" officeooo:paragraph-rsid="00277e5a"/>
    </style:style>
    <style:style style:name="P19" style:family="paragraph" style:parent-style-name="Standard">
      <style:text-properties officeooo:rsid="00084268" officeooo:paragraph-rsid="00084268"/>
    </style:style>
    <style:style style:name="P20" style:family="paragraph" style:parent-style-name="Standard">
      <style:text-properties officeooo:rsid="0013bdf8" officeooo:paragraph-rsid="0013bdf8"/>
    </style:style>
    <style:style style:name="P21" style:family="paragraph" style:parent-style-name="Standard">
      <style:text-properties officeooo:rsid="003185a7" officeooo:paragraph-rsid="003185a7"/>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213b3"/>
    </style:style>
    <style:style style:name="T10" style:family="text">
      <style:text-properties officeooo:rsid="00239151"/>
    </style:style>
    <style:style style:name="T11" style:family="text">
      <style:text-properties officeooo:rsid="002967db"/>
    </style:style>
    <style:style style:name="T12" style:family="text">
      <style:text-properties officeooo:rsid="002b2b96"/>
    </style:style>
    <style:style style:name="T13" style:family="text">
      <style:text-properties officeooo:rsid="002da4ba"/>
    </style:style>
    <style:style style:name="T14" style:family="text">
      <style:text-properties officeooo:rsid="002f88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21">All Lesser and Greater Auhrons form worship cults in order to gain magic to manipulate their world.</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8">a. Study the material world. Eres believes in the power of magic to free her, but Apythia’s ritual has seemingly stopped magic in its tracks. Apythia knew how to do the ritual because of the being Knowledge in Oria. </text:span><text:span text:style-name="T10">Eres can enlist the help of Knowledge: she helped free Power, and thus Knowledge should be in her debt. She can seek his communion through Selor?</text:span></text:p>
      <text:p text:style-name="P16">So, Eres thinks of the next best thing: the Tablets of Mallorn. Eres witnessed the magical know-how of Mallorn, Mear, and the Gwenyn. <text:span text:style-name="T9">She watched the Tablets of Mallorn being written, but did not get to fully study them or understand what was going through Mallorn’s mind—what had been gifted to him by Selor.</text:span></text:p>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7">1. Figure out how to escape Andolem.</text:p>
      <text:p text:style-name="P17"><text:tab/>-Wait, and watch Eres. Let her do the hard work.</text:p>
      <text:p text:style-name="P17">2. Reform the Red Moon, bridge the realms of the living and dead, release the armies of Loss’kelvar once again upon the world to create a global empire.</text:p>
      <text:p text:style-name="P14"/>
      <text:p text:style-name="P1">Hasedek/Haseduanth</text:p>
      <text:p text:style-name="P1"><text:tab/>-<text:span text:style-name="T11">Obsessed with undeath; wants to bring his family back.</text:span></text:p>
      <text:p text:style-name="P1"><text:tab/>-<text:span text:style-name="T12">Mortal Enemy to the Raven Queen</text:span></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1">Raven Queen</text:p>
      <text:p text:style-name="P1"><text:tab/>Wants:</text:p>
      <text:p text:style-name="P1">1. Destroy the undead and those who deserve death</text:p>
      <text:p text:style-name="P1"><text:tab/>-<text:span text:style-name="T12">Mortal Enemy to Haseduanth</text:span></text:p>
      <text:p text:style-name="P1"><text:tab/>2. Protect the innocent</text:p>
      <text:p text:style-name="P7">Uygun</text:p>
      <text:p text:style-name="P7"><text:tab/><text:span text:style-name="T13">Chaotic Neutral</text:span></text:p>
      <text:p text:style-name="P7"><text:tab/><text:span text:style-name="T2">Wants:</text:span></text:p>
      <text:p text:style-name="P7"><text:tab/><text:span text:style-name="T14">Freedom, revivication of Renno</text:span></text:p>
      <text:p text:style-name="P7"><text:tab/>-<text:span text:style-name="T14">Somewhat allied with Haseduanth because of this motivation, but also sees Vash Bash’s motivation as achieving the same end. Neutral party, will come to the aid randomly of any.</text:span></text:p>
      <text:p text:style-name="P7"><text:soft-page-break/></text:p>
      <text:p text:style-name="P11">Selor</text:p>
      <text:p text:style-name="P7"/>
      <text:p text:style-name="P8">One Greater Auhron:</text:p>
      <text:p text:style-name="P7"/>
      <text:p text:style-name="P9">Guire</text:p>
      <text:p text:style-name="P3"><text:tab/>Wants:</text:p>
      <text:p text:style-name="P3">1. Preservation of lif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2-06-27T10:01:38.084045284</dc:date>
    <meta:editing-duration>PT6H56M50S</meta:editing-duration>
    <meta:editing-cycles>23</meta:editing-cycles>
    <meta:generator>LibreOffice/6.4.7.2$Linux_X86_64 LibreOffice_project/40$Build-2</meta:generator>
    <meta:document-statistic meta:table-count="0" meta:image-count="0" meta:object-count="0" meta:page-count="2" meta:paragraph-count="42" meta:word-count="365" meta:character-count="2117" meta:non-whitespace-character-count="1759"/>
  </office:meta>
</office:document-meta>
</file>